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rsid="0dde9a1c" officeooo:paragraph-rsid="0dde9a1c"/>
    </style:style>
    <style:style style:name="P40" style:family="paragraph" style:parent-style-name="Standard">
      <style:text-properties officeooo:rsid="0dde9a1c" officeooo:paragraph-rsid="0f28fb61"/>
    </style:style>
    <style:style style:name="P41" style:family="paragraph" style:parent-style-name="Standard">
      <style:text-properties officeooo:rsid="0dde9a1c" officeooo:paragraph-rsid="0ddfbc49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3" style:family="paragraph" style:parent-style-name="Footnote">
      <style:text-properties officeooo:rsid="043ccc66" officeooo:paragraph-rsid="0dca2508"/>
    </style:style>
    <style:style style:name="P44" style:family="paragraph" style:parent-style-name="Footnote">
      <style:text-properties officeooo:rsid="043ccc66" officeooo:paragraph-rsid="0e5afad8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paragraph-properties fo:text-align="center" style:justify-single-word="false"/>
      <style:text-properties officeooo:paragraph-rsid="0f5f1cf7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daef67d"/>
    </style:style>
    <style:style style:name="P49" style:family="paragraph" style:parent-style-name="Standard">
      <style:paragraph-properties fo:text-align="center" style:justify-single-word="false"/>
      <style:text-properties officeooo:paragraph-rsid="0db0d4d1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d804757"/>
    </style:style>
    <style:style style:name="P53" style:family="paragraph" style:parent-style-name="Standard">
      <style:paragraph-properties fo:text-align="center" style:justify-single-word="false"/>
      <style:text-properties officeooo:paragraph-rsid="0dce9327"/>
    </style:style>
    <style:style style:name="P54" style:family="paragraph" style:parent-style-name="Standard">
      <style:paragraph-properties fo:text-align="center" style:justify-single-word="false"/>
      <style:text-properties officeooo:paragraph-rsid="10209d1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7" style:family="paragraph" style:parent-style-name="Footnote">
      <style:text-properties officeooo:paragraph-rsid="0fa0a8ea"/>
    </style:style>
    <style:style style:name="P58" style:family="paragraph" style:parent-style-name="Footnote">
      <style:text-properties officeooo:paragraph-rsid="0fddbd8c"/>
    </style:style>
    <style:style style:name="P59" style:family="paragraph" style:parent-style-name="Standard">
      <style:text-properties officeooo:paragraph-rsid="0fe28eb1"/>
    </style:style>
    <style:style style:name="P60" style:family="paragraph" style:parent-style-name="Footnote">
      <style:text-properties officeooo:paragraph-rsid="1017aee8"/>
    </style:style>
    <style:style style:name="P61" style:family="paragraph" style:parent-style-name="Standard">
      <style:text-properties officeooo:paragraph-rsid="102506d2"/>
    </style:style>
    <style:style style:name="P62" style:family="paragraph" style:parent-style-name="Standard">
      <style:text-properties officeooo:paragraph-rsid="1025e89a"/>
    </style:style>
    <style:style style:name="P63" style:family="paragraph" style:parent-style-name="Footnote">
      <style:text-properties officeooo:paragraph-rsid="100fd683"/>
    </style:style>
    <style:style style:name="P64" style:family="paragraph" style:parent-style-name="Standard">
      <style:text-properties officeooo:paragraph-rsid="10296633"/>
    </style:style>
    <style:style style:name="P6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 style:list-style-name="L1">
      <style:paragraph-properties fo:break-before="page"/>
      <style:text-properties officeooo:paragraph-rsid="0b0ddd8e"/>
    </style:style>
    <style:style style:name="P6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2fc25d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" fo:font-size="12pt" style:font-size-asian="12pt" style:font-size-complex="12pt"/>
    </style:style>
    <style:style style:name="T15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5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5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6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officeooo:rsid="047da547"/>
    </style:style>
    <style:style style:name="T17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weight="normal" officeooo:rsid="102d368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weight="normal" officeooo:rsid="102ec7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2" style:family="text">
      <style:text-properties style:use-window-font-color="true" loext:opacity="0%" style:font-name="Liberation Sans" fo:font-size="12pt" style:font-size-asian="12pt" style:font-size-complex="12pt"/>
    </style:style>
    <style:style style:name="T213" style:family="text">
      <style:text-properties style:use-window-font-color="true" loext:opacity="0%" style:font-name="Liberation Sans" officeooo:rsid="0efd8e5c"/>
    </style:style>
    <style:style style:name="T214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6" style:family="text">
      <style:text-properties officeooo:rsid="04473353"/>
    </style:style>
    <style:style style:name="T21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officeooo:rsid="0aace3cd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officeooo:rsid="0f0ca65a"/>
    </style:style>
    <style:style style:name="T243" style:family="text">
      <style:text-properties officeooo:rsid="0f95a7a0"/>
    </style:style>
    <style:style style:name="T244" style:family="text">
      <style:text-properties officeooo:rsid="0f8f58bd"/>
    </style:style>
    <style:style style:name="T245" style:family="text">
      <style:text-properties style:text-underline-style="none"/>
    </style:style>
    <style:style style:name="T246" style:family="text">
      <style:text-properties officeooo:rsid="0fe3079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65"><text:span text:style-name="Strong_20_Emphasis"><text:span text:style-name="T117">C</text:span></text:span><text:span text:style-name="Strong_20_Emphasis"><text:span text:style-name="T116">hecklist voor </text:span></text:span><text:span text:style-name="Strong_20_Emphasis"><text:span text:style-name="T118">de installatie</text:span></text:span><text:span text:style-name="Strong_20_Emphasis"><text:span text:style-name="T116"> van </text:span></text:span><text:span text:style-name="Strong_20_Emphasis"><text:span text:style-name="T116"><text:user-field-get text:name="Distro">Ubuntu</text:user-field-get></text:span></text:span><text:span text:style-name="Strong_20_Emphasis"><text:span text:style-name="T116"><text:s/></text:span></text:span><text:span text:style-name="Strong_20_Emphasis"><text:span text:style-name="T122"><text:user-field-get text:name="Version">24.04</text:user-field-get></text:span></text:span><text:span text:style-name="Strong_20_Emphasis"><text:span text:style-name="T120"><text:note text:id="ftn1" text:note-class="footnote"><text:note-citation>1</text:note-citation><text:note-body><text:p text:style-name="P60"><text:span text:style-name="T227">D</text:span><text:span text:style-name="T220">eze </text:span><text:span text:style-name="Strong_20_Emphasis"><text:span text:style-name="T231"><text:user-field-get text:name="Distro">Ubuntu</text:user-field-get></text:span></text:span><text:span text:style-name="T222"><text:s/></text:span><text:span text:style-name="T232"><text:user-field-get text:name="Version">24.04</text:user-field-get></text:span><text:span text:style-name="T232"><text:s/>Server</text:span><text:span text:style-name="T220"> (codenaam </text:span><text:span text:style-name="T228">noble</text:span><text:span text:style-name="T220">) van april</text:span><text:span text:style-name="T223"> </text:span><text:span text:style-name="Strong_20_Emphasis"><text:span text:style-name="T233"><text:user-field-get text:name="Releaseyear">2024</text:user-field-get></text:span></text:span><text:span text:style-name="T224"><text:s/></text:span><text:span text:style-name="T227">is een zogenaamde </text:span><text:span text:style-name="T220">LTS-</text:span><text:span text:style-name="T227">versie</text:span><text:span text:style-name="T220"> </text:span><text:span text:style-name="T227">(</text:span><text:span text:style-name="T220">staat voor Long-Term Support, </text:span><text:span text:style-name="T221">langetermijnondersteuning</text:span><text:span text:style-name="T227">)</text:span><text:span text:style-name="T221"> </text:span><text:span text:style-name="T229">en</text:span><text:span text:style-name="T224"> </text:span><text:span text:style-name="T220">wordt gedurende 5 jaar ondersteund tot april 202</text:span><text:span text:style-name="T228">9</text:span><text:span text:style-name="T220">, en met een </text:span><text:span text:style-name="T225">gratis persoonlijk </text:span><text:span text:style-name="T220">Ubuntu </text:span><text:span text:style-name="T226">P</text:span><text:span text:style-name="T220">ro-abonnement gedurende 1</text:span><text:span text:style-name="T230">0</text:span><text:span text:style-name="T220"> jaar tot april 203</text:span><text:span text:style-name="T228">4</text:span><text:span text:style-name="T220">.</text:span></text:p></text:note-body></text:note></text:span></text:span><text:span text:style-name="Strong_20_Emphasis"><text:span text:style-name="T121"><text:s/></text:span></text:span><text:span text:style-name="Strong_20_Emphasis"><text:span text:style-name="T123">Server</text:span></text:span><text:span text:style-name="Strong_20_Emphasis"><text:span text:style-name="T119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42">ONDERSTREEPTE</text:span></text:span><text:span text:style-name="T1"> </text:span><text:span text:style-name="T16">woorden</text:span><text:span text:style-name="T15"> het</text:span><text:span text:style-name="Strong_20_Emphasis"><text:span text:style-name="T162"> </text:span></text:span><text:span text:style-name="Strong_20_Emphasis"><text:span text:style-name="T163">tekstvak</text:span></text:span><text:span text:style-name="T16"> </text:span><text:span text:style-name="T19">in,</text:span><text:span text:style-name="T16"> </text:span><text:span text:style-name="T176">zie </text:span><text:span text:style-name="T213">[</text:span><text:span text:style-name="T176">toelichting</text:span><text:span text:style-name="T213">]</text:span><text:span text:style-name="T16">:</text:span></text:p>
      <text:p text:style-name="P1"><text:span text:style-name="Definition"><text:span text:style-name="T23">GEBRUIKER</text:span></text:span><text:span text:style-name="T184"><text:tab/><text:tab/></text:span><text:span text:style-name="T212"> <text:tab/><text:tab/></text:span><text:span text:style-name="T185"><draw:control text:anchor-type="as-char" svg:y="-0.4cm" draw:z-index="10" draw:name="Gebruiker 1" draw:style-name="gr2" draw:text-style-name="P73" svg:width="6.4cm" svg:height="0.6cm" draw:control="control9"><svg:title>Gebruiker</svg:title><svg:desc>Volledige naam, bijv. Jan Stek</svg:desc></draw:control></text:span><text:span text:style-name="T185"><text:tab/> <text:s text:c="2"/></text:span><text:span text:style-name="T186">[</text:span><text:span text:style-name="T187">N</text:span><text:span text:style-name="T179">aam, bijv. </text:span><text:span text:style-name="T180">J</text:span><text:span text:style-name="T210">a</text:span><text:span text:style-name="T180">n </text:span><text:span text:style-name="T210">Jansen</text:span><text:span text:style-name="T211">]</text:span></text:p>
      <text:p text:style-name="P59"><text:span text:style-name="Definition"><text:span text:style-name="T178">g</text:span></text:span><text:span text:style-name="Definition">ebruikersnaam</text:span><text:span text:style-name="Definition"><text:span text:style-name="T245"><text:tab/></text:span></text:span><text:span text:style-name="T177"><draw:control text:anchor-type="as-char" svg:y="-0.4cm" draw:z-index="11" draw:name="Gberuikersnaam 2" draw:style-name="gr2" draw:text-style-name="P73" svg:width="6.4cm" svg:height="0.6cm" draw:control="control10"><svg:title>Gebruikersnaam</svg:title><svg:desc>Korte naam, bijv. jan</svg:desc></draw:control></text:span><text:span text:style-name="T177"><text:tab/> <text:s text:c="2"/></text:span><text:span text:style-name="T7">[</text:span><text:span text:style-name="T8">Gebruikers</text:span><text:span text:style-name="T6">naam, bijv. </text:span><text:span text:style-name="T129">j</text:span><text:span text:style-name="T130">a</text:span><text:span text:style-name="T129">n</text:span><text:span text:style-name="T131">]</text:span></text:p>
      <text:p text:style-name="P1"><text:span text:style-name="Definition"><text:span text:style-name="T246">server</text:span></text:span><text:span text:style-name="Definition">NAAM</text:span><text:span text:style-name="T189"><text:tab/><text:tab/><text:tab/></text:span><draw:control text:anchor-type="as-char" svg:y="-0.4cm" draw:z-index="12" draw:name="Computernaam 1" draw:style-name="gr2" draw:text-style-name="P73" svg:width="6.4cm" svg:height="0.6cm" draw:control="control11"><svg:title>Computernaam</svg:title><svg:desc>Unieke naam van de computer</svg:desc></draw:control><text:tab/> <text:s text:c="2"/><text:span text:style-name="T194">[</text:span><text:span text:style-name="T195">N</text:span><text:span text:style-name="T190">aam van de </text:span><text:span text:style-name="T197">server</text:span><text:span text:style-name="T191">, </text:span><text:span text:style-name="T192">bijv. </text:span><text:span text:style-name="T196">sv</text:span><text:span text:style-name="T193">02</text:span><text:span text:style-name="T194">]</text:span></text:p>
      <text:p text:style-name="P1"><text:span text:style-name="Definition"><text:span text:style-name="T199">GEBRUIKER</text:span></text:span><text:span text:style-name="Definition"><text:span text:style-name="T204"><text:tab/></text:span></text:span><text:span text:style-name="T198"><text:tab/></text:span><text:span text:style-name="T212"> <text:tab/><text:tab/></text:span><text:span text:style-name="T185"><draw:control text:anchor-type="as-char" svg:y="-0.4cm" draw:z-index="13" draw:name="Gebruiker 2" draw:style-name="gr2" draw:text-style-name="P73" svg:width="6.4cm" svg:height="0.6cm" draw:control="control12"><svg:title>Gebruiker</svg:title><svg:desc>Volledige naam, bijv. Jan Stek</svg:desc></draw:control></text:span><text:span text:style-name="T185"><text:tab/> <text:s text:c="2"/></text:span><text:span text:style-name="T186">[</text:span><text:span text:style-name="T188">N</text:span><text:span text:style-name="T179">aam </text:span><text:span text:style-name="T183">evt. 2</text:span><text:span text:style-name="T214">e</text:span><text:span text:style-name="T181"> gebruiker</text:span><text:span text:style-name="T182">]</text:span></text:p>
      <text:p text:style-name="P59"><text:span text:style-name="Definition"><text:span text:style-name="T199">GEBRUIKERSN</text:span></text:span><text:span text:style-name="Definition"><text:span text:style-name="T200">aa</text:span></text:span><text:span text:style-name="Definition"><text:span text:style-name="T199">M</text:span></text:span><text:span text:style-name="Definition"><text:span text:style-name="T204"><text:tab/></text:span></text:span><text:span text:style-name="T177"><draw:control text:anchor-type="as-char" svg:y="-0.4cm" draw:z-index="14" draw:name="Gberuikersnaam 1" draw:style-name="gr2" draw:text-style-name="P73" svg:width="6.4cm" svg:height="0.6cm" draw:control="control13"><svg:title>Gebruikersnaam</svg:title><svg:desc>Korte naam, bijv. jan</svg:desc></draw:control></text:span><text:span text:style-name="T177"><text:tab/> <text:s text:c="2"/></text:span><text:span text:style-name="T202">[</text:span><text:span text:style-name="T203">K</text:span><text:span text:style-name="T201">orte naam</text:span><text:span text:style-name="T205"> </text:span><text:span text:style-name="T206">e</text:span><text:span text:style-name="T207">vt. 2</text:span><text:span text:style-name="T215">e</text:span><text:span text:style-name="T207"> </text:span><text:span text:style-name="T208">gebruiker</text:span><text:span text:style-name="T209">]</text:span></text:p>
      <text:p text:style-name="P1"><text:span text:style-name="T132">Vervang </text:span><text:span text:style-name="T136">de</text:span><text:span text:style-name="T132"> </text:span><text:span text:style-name="Definition"><text:span text:style-name="T24">ONDERSTREEPTE</text:span></text:span><text:span text:style-name="T132"> </text:span><text:span text:style-name="T133">woorden </text:span><text:span text:style-name="T132">in deze checklist door </text:span><text:span text:style-name="T136">d</text:span><text:span text:style-name="T137">i</text:span><text:span text:style-name="T136">e </text:span><text:span text:style-name="T135">in </text:span><text:span text:style-name="T137">het</text:span><text:span text:style-name="Strong_20_Emphasis"><text:span text:style-name="T40"> </text:span></text:span><text:span text:style-name="Strong_20_Emphasis"><text:span text:style-name="T45">tekstvak</text:span></text:span><text:span text:style-name="T132">.</text:span></text:p>
      <text:p text:style-name="P32"/>
      <text:p text:style-name="P32"/>
      <text:p text:style-name="P2"><text:span text:style-name="T145">Nog niet op Linux?</text:span><text:span text:style-name="T139"><text:tab/></text:span><text:span text:style-name="T142">G</text:span><text:span text:style-name="T140">ebruik </text:span><text:span text:style-name="Strong_20_Emphasis"><text:span text:style-name="T148">Checklist </text:span></text:span><text:span text:style-name="Strong_20_Emphasis"><text:span text:style-name="T149">overzetten</text:span></text:span><text:span text:style-name="T140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41"> onder </text:span><text:span text:style-name="T146">Linux</text:span><text:span text:style-name="T134">.</text:span></text:p>
      <text:p text:style-name="P2"><text:span text:style-name="T143">Nieuwe installatie?</text:span><text:span text:style-name="T134"><text:tab/></text:span><text:span text:style-name="T142">B</text:span><text:span text:style-name="T134">egin bij hoofdstuk </text:span><text:span text:style-name="T143"><text:bookmark-ref text:reference-format="page" text:ref-name="__RefNumPara__4009_1271708128">2</text:bookmark-ref></text:span><text:span text:style-name="T134"><text:s text:c="2"/></text:span><text:span text:style-name="T144"><text:bookmark-ref text:reference-format="text" text:ref-name="__RefNumPara__4009_1271708128">Installatie uitvoeren</text:bookmark-ref></text:span><text:span text:style-name="T138">.</text:span></text:p>
      <text:p text:style-name="P19"/>
      <text:p text:style-name="P19"/>
      <text:list text:style-name="L1">
        <text:list-item>
          <text:p text:style-name="P68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48"><draw:control text:anchor-type="as-char" draw:z-index="5" draw:name="Vorm3_0" draw:style-name="gr1" draw:text-style-name="P7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48"><draw:control text:anchor-type="as-char" draw:z-index="8" draw:name="Vorm3_ 2" draw:style-name="gr1" draw:text-style-name="P7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7"><text:span text:style-name="Strong_20_Emphasis"><text:span text:style-name="T3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3"><text:span text:style-name="User_20_Entry"><text:span text:style-name="T70">E</text:span></text:span><text:span text:style-name="User_20_Entry"><text:span text:style-name="T86">v</text:span></text:span><text:span text:style-name="User_20_Entry"><text:span text:style-name="T87">en</text:span></text:span><text:span text:style-name="User_20_Entry"><text:span text:style-name="T89">t</text:span></text:span><text:span text:style-name="User_20_Entry"><text:span text:style-name="T90">uele </text:span></text:span><text:span text:style-name="User_20_Entry"><text:span text:style-name="T91">extra </text:span></text:span><text:span text:style-name="Definition"><text:span text:style-name="T240">gebruiker</text:span></text:span><text:span text:style-name="User_20_Entry"><text:span text:style-name="T81">s</text:span></text:span><text:span text:style-name="User_20_Entry"><text:span text:style-name="T91"> aanmelden </text:span></text:span><text:span text:style-name="User_20_Entry"><text:span text:style-name="T92">en dezelfde stappen uitvoeren</text:span></text:span><text:span text:style-name="User_20_Entry"><text:span text:style-name="T88">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5" draw:name="Vorm 3" draw:style-name="gr1" draw:text-style-name="P72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9">Type: </text:span></text:span><text:span text:style-name="User_20_Entry"><text:span text:style-name="T107">wget -O- karelzimmer.nl/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4" office:value-type="string">
            <text:p text:style-name="P39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5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6" draw:name="Vorm 4" draw:style-name="gr1" draw:text-style-name="P72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7" draw:name="Vorm 5" draw:style-name="gr1" draw:text-style-name="P72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61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6"/></text:span></text:p>
          </table:table-cell>
          <table:table-cell table:style-name="_31_._5f_Installatie_5f_voorbereiden.D7" office:value-type="string">
            <text:p text:style-name="P62"><text:span text:style-name="Strong_20_Emphasis"><text:span text:style-name="T39">Kie</text:span></text:span><text:span text:style-name="Strong_20_Emphasis"><text:span text:style-name="T46">s</text:span></text:span><text:span text:style-name="Strong_20_Emphasis"><text:span text:style-name="T39"> </text:span></text:span><text:span text:style-name="Strong_20_Emphasis"><text:span text:style-name="T59">1</text:span></text:span><text:span text:style-name="Strong_20_Emphasis"><text:span text:style-name="T54"> 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67"><text:bookmark-start text:name="__RefNumPara__4009_1271708128"/><text:span text:style-name="Strong_20_Emphasis"><text:span text:style-name="T147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49"><draw:control text:anchor-type="as-char" draw:z-index="2" draw:name="Vorm9" draw:style-name="gr1" draw:text-style-name="P7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4"><text:span text:style-name="T151">Start de computer op vanaf</text:span><text:span text:style-name="T151"><text:note text:id="ftn3" text:note-class="footnote"><text:note-citation>1</text:note-citation><text:note-body><text:p text:style-name="P58"><text:span text:style-name="T96">B</text:span><text:span text:style-name="T97">ootmenu/</text:span><text:span text:style-name="T96">S</text:span><text:span text:style-name="T97">etup</text:span><text:span text:style-name="T95"> via </text:span><text:span text:style-name="T93">é</text:span><text:span text:style-name="T94">é</text:span><text:span text:style-name="T96">n van de </text:span><text:span text:style-name="Definition"><text:span text:style-name="T98">Veelgebruikte toetsen:</text:span></text:span><text:span text:style-name="Definition"><text:span text:style-name="T99"> </text:span></text:span><text:span text:style-name="User_20_Entry"><text:span text:style-name="T108">Esc</text:span></text:span><text:span text:style-name="User_20_Entry"><text:span text:style-name="T102">,</text:span></text:span><text:span text:style-name="Definition"><text:span text:style-name="T99"> </text:span></text:span><text:span text:style-name="User_20_Entry"><text:span text:style-name="T108">Delete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2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9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0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1</text:span></text:span><text:span text:style-name="User_20_Entry"><text:span text:style-name="T103">,</text:span></text:span><text:span text:style-name="Definition"><text:span text:style-name="T99"> </text:span></text:span><text:span text:style-name="Definition"><text:span text:style-name="T100">o</text:span></text:span><text:span text:style-name="Definition"><text:span text:style-name="T101">f</text:span></text:span><text:span text:style-name="Definition"><text:span text:style-name="T99"> </text:span></text:span><text:span text:style-name="User_20_Entry"><text:span text:style-name="T108">F12</text:span></text:span><text:span text:style-name="User_20_Entry"><text:span text:style-name="T103">.</text:span></text:span></text:p></text:note-body></text:note></text:span><text:span text:style-name="T151"> </text:span><text:span text:style-name="T154">een </text:span><text:span text:style-name="Strong_20_Emphasis"><text:span text:style-name="T126"><text:user-field-get text:name="Distro">Ubuntu</text:user-field-get></text:span></text:span><text:span text:style-name="T150"><text:s/></text:span><text:span text:style-name="T127"><text:user-field-get text:name="Version">24.04</text:user-field-get></text:span><text:span text:style-name="T127"><text:s/></text:span><text:span text:style-name="Strong_20_Emphasis"><text:span text:style-name="T128">Server</text:span></text:span><text:span text:style-name="Strong_20_Emphasis"><text:span text:style-name="T63"> </text:span></text:span><text:span text:style-name="T64">Live</text:span><text:span text:style-name="T64"><text:note text:id="ftn4" text:note-class="footnote"><text:note-citation>2</text:note-citation><text:note-body><text:p text:style-name="P57"><text:span text:style-name="T216">Vanaf een </text:span><text:span text:style-name="T243">L</text:span><text:span text:style-name="T216">ive </text:span><text:span text:style-name="T244">USB</text:span><text:span text:style-name="T219">-stick</text:span><text:span text:style-name="T21"> </text:span><text:span text:style-name="T216">kunt u opstarten en </text:span><text:span text:style-name="T17">met </text:span><text:span text:style-name="Strong_20_Emphasis"><text:span text:style-name="T156"><text:user-field-get text:name="Distro">Ubuntu</text:user-field-get></text:span></text:span><text:span text:style-name="Strong_20_Emphasis"><text:span text:style-name="T156"><text:s/></text:span></text:span><text:span text:style-name="T216">werken zonder enige bestanden op de harde schijf te wijzigen en maakt ook installatie van </text:span><text:span text:style-name="Strong_20_Emphasis"><text:span text:style-name="T156"><text:user-field-get text:name="Distro">Ubuntu</text:user-field-get></text:span></text:span><text:span text:style-name="Strong_20_Emphasis"><text:span text:style-name="T156"><text:s/></text:span></text:span><text:span text:style-name="T216">mogelijk.</text:span></text:p></text:note-body></text:note></text:span><text:span text:style-name="T64"> </text:span><text:span text:style-name="T67">USB</text:span><text:span text:style-name="T65">-stick</text:span><text:span text:style-name="T65"><text:note text:id="ftn5" text:note-class="footnote"><text:note-citation>3</text:note-citation><text:note-body><text:p text:style-name="P63"><text:span text:style-name="Strong_20_Emphasis"><text:span text:style-name="T80">Maak een opstartbare USB-stick</text:span></text:span><text:span text:style-name="Strong_20_Emphasis"><text:span text:style-name="T76">:<text:line-break/></text:span></text:span><text:span text:style-name="Strong_20_Emphasis"><text:span text:style-name="T71">Download </text:span></text:span><text:span text:style-name="Strong_20_Emphasis"><text:span text:style-name="T72">een </text:span></text:span><text:span text:style-name="Strong_20_Emphasis"><text:span text:style-name="T83"><text:user-field-get text:name="Distro">Ubuntu</text:user-field-get></text:span></text:span><text:span text:style-name="Strong_20_Emphasis"><text:span text:style-name="T83"><text:s/></text:span></text:span><text:span text:style-name="Strong_20_Emphasis"><text:span text:style-name="T84">Server </text:span></text:span><text:span text:style-name="Strong_20_Emphasis"><text:span text:style-name="T83"><text:user-field-get text:name="Version">24.04</text:user-field-get></text:span></text:span><text:span text:style-name="Strong_20_Emphasis"><text:span text:style-name="T83"><text:s/></text:span></text:span><text:span text:style-name="Strong_20_Emphasis"><text:span text:style-name="T85">LTS </text:span></text:span><text:span text:style-name="Strong_20_Emphasis"><text:span text:style-name="T77">CD</text:span></text:span><text:span text:style-name="Strong_20_Emphasis"><text:span text:style-name="T79">-beeldbestand</text:span></text:span><text:span text:style-name="Strong_20_Emphasis"><text:span text:style-name="T73"> </text:span></text:span><text:span text:style-name="Strong_20_Emphasis"><text:span text:style-name="T74">(.iso) </text:span></text:span><text:span text:style-name="Strong_20_Emphasis"><text:span text:style-name="T73">vanaf </text:span></text:span><text:a xlink:type="simple" xlink:href="https://ubuntu.com/download" text:style-name="Internet_20_link" text:visited-style-name="Visited_20_Internet_20_Link"><text:span text:style-name="Strong_20_Emphasis"><text:span text:style-name="T218">ubuntu.com/download</text:span></text:span></text:a><text:span text:style-name="Strong_20_Emphasis"><text:span text:style-name="T73">.</text:span></text:span><text:span text:style-name="Strong_20_Emphasis"><text:span text:style-name="T75"><text:line-break/>De </text:span></text:span><text:span text:style-name="Strong_20_Emphasis"><text:span text:style-name="T78">ver</text:span></text:span><text:span text:style-name="Strong_20_Emphasis"><text:span text:style-name="T75">volgstappen staan beschreven in </text:span></text:span><text:span text:style-name="Strong_20_Emphasis"><text:span text:style-name="T82">Linux informatie</text:span></text:span><text:span text:style-name="Strong_20_Emphasis"><text:span text:style-name="T75">, te vinden op </text:span></text:span><text:a xlink:type="simple" xlink:href="https://karelzimmer.nl/" text:style-name="Internet_20_link" text:visited-style-name="Visited_20_Internet_20_Link"><text:span text:style-name="Strong_20_Emphasis"><text:span text:style-name="T217">karelzimmer.nl</text:span></text:span></text:a><text:span text:style-name="Strong_20_Emphasis"><text:span text:style-name="T75">, onder </text:span></text:span><text:span text:style-name="Strong_20_Emphasis"><text:span text:style-name="T82">Linux</text:span></text:span><text:span text:style-name="Strong_20_Emphasis"><text:span text:style-name="T75">.</text:span></text:span></text:p></text:note-body></text:note></text:span><text:span text:style-name="T66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36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46">Selecteer</text:span></text:span><text:span text:style-name="Strong_20_Emphasis"><text:span text:style-name="T33"> </text:span></text:span><text:span text:style-name="Strong_20_Emphasis"><text:span text:style-name="T55">Try or Install Ubuntu </text:span></text:span><text:span text:style-name="Strong_20_Emphasis"><text:span text:style-name="T56">Server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42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de </text:span></text:span><text:span text:style-name="Strong_20_Emphasis"><text:span text:style-name="T29">installatie</text:span></text:span><text:span text:style-name="Strong_20_Emphasis"><text:span text:style-name="T28">schermen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68"><draw:control text:anchor-type="as-char" draw:z-index="7" draw:name="Vorm 6" draw:style-name="gr1" draw:text-style-name="P7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152">Kies</text:span><text:span text:style-name="T153"> </text:span><text:span text:style-name="T155">Nederlands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text:span text:style-name="Strong_20_Emphasis"><text:span text:style-name="T36"><draw:control text:anchor-type="as-char" draw:z-index="6" draw:name="Vorm 1" draw:style-name="gr1" draw:text-style-name="P72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73">Bij</text:span><text:span text:style-name="T165"> </text:span><text:span text:style-name="Strong_20_Emphasis"><text:span text:style-name="T171">Profile setup</text:span></text:span><text:span text:style-name="T165">: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0"><text:span text:style-name="T170">V</text:span><text:span text:style-name="T166">ul </text:span><text:span text:style-name="T167">in </text:span><text:span text:style-name="Strong_20_Emphasis"><text:span text:style-name="T171">Your</text:span></text:span><text:span text:style-name="Strong_20_Emphasis"><text:span text:style-name="T168"> n</text:span></text:span><text:span text:style-name="Strong_20_Emphasis"><text:span text:style-name="T169">a</text:span></text:span><text:span text:style-name="Strong_20_Emphasis"><text:span text:style-name="T171">me</text:span></text:span><text:span text:style-name="Strong_20_Emphasis"><text:span text:style-name="T158"> </text:span></text:span><text:span text:style-name="Definition"><text:span text:style-name="T4">gebruiker</text:span></text:span><text:span text:style-name="Strong_20_Emphasis"><text:span text:style-name="T159">, <text:line-break/></text:span></text:span><text:span text:style-name="Strong_20_Emphasis"><text:span text:style-name="T171">Your server</text:span></text:span><text:span text:style-name="Strong_20_Emphasis"><text:span text:style-name="T174">'</text:span></text:span><text:span text:style-name="Strong_20_Emphasis"><text:span text:style-name="T175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58">,<text:line-break/></text:span></text:span><text:span text:style-name="Strong_20_Emphasis"><text:span text:style-name="T172">Pick a username</text:span></text:span><text:span text:style-name="Strong_20_Emphasis"><text:span text:style-name="T158"> </text:span></text:span><text:span text:style-name="Definition"><text:span text:style-name="T4">gebruikersnaam</text:span></text:span><text:span text:style-name="Strong_20_Emphasis"><text:span text:style-name="T158">, </text:span></text:span><text:span text:style-name="Strong_20_Emphasis"><text:span text:style-name="T161">en</text:span></text:span><text:span text:style-name="Strong_20_Emphasis"><text:span text:style-name="T158"><text:line-break/></text:span></text:span><text:span text:style-name="Strong_20_Emphasis"><text:span text:style-name="T160">g</text:span></text:span><text:span text:style-name="Strong_20_Emphasis"><text:span text:style-name="T157">eef tweemaal een </text:span></text:span><text:span text:style-name="Strong_20_Emphasis"><text:span text:style-name="T164">wachtwoord</text:span></text:span><text:span text:style-name="Strong_20_Emphasis"><text:span text:style-name="T157">.</text:span></text:span></text:p>
          </table:table-cell>
        </table:table-row>
      </table:table>
      <text:p text:style-name="P33"><text:span text:style-name="Strong_20_Emphasis"><text:span text:style-name="T50"/></text:span></text:p>
      <text:list text:continue-numbering="true" text:style-name="L1">
        <text:list-item>
          <text:p text:style-name="P66"><text:span text:style-name="Strong_20_Emphasis"><text:span text:style-name="T57">Installatie </text:span></text:span><text:span text:style-name="Strong_20_Emphasis"><text:span text:style-name="T58">afronden</text:span></text:span></text:p>
        </text:list-item>
      </text:list>
      <text:p text:style-name="P3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49"><draw:control text:anchor-type="as-char" draw:z-index="3" draw:name="Vorm24" draw:style-name="gr1" draw:text-style-name="P7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32">Aanmelden als </text:span></text:span><text:span text:style-name="Definition"><text:span text:style-name="T10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55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4"><text:span text:style-name="Strong_20_Emphasis"><text:span text:style-name="T68"><draw:control text:anchor-type="as-char" draw:z-index="18" draw:name="Vorm4" draw:style-name="gr1" draw:text-style-name="P72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61"><text:span text:style-name="Strong_20_Emphasis"><text:span text:style-name="T69">Type: </text:span></text:span><text:span text:style-name="User_20_Entry"><text:span text:style-name="T107">wget -O- karelzimmer.nl/deb | bash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41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5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4"><text:span text:style-name="Strong_20_Emphasis"><text:span text:style-name="T68"><draw:control text:anchor-type="as-char" draw:z-index="19" draw:name="Vorm 7" draw:style-name="gr1" draw:text-style-name="P72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61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36"/></text:span></text:p>
          </table:table-cell>
          <table:table-cell table:style-name="_33_._5f_Installatie_5f_afronden.C7" office:value-type="string">
            <text:p text:style-name="P62"><text:span text:style-name="Strong_20_Emphasis"><text:span text:style-name="T39">Kie</text:span></text:span><text:span text:style-name="Strong_20_Emphasis"><text:span text:style-name="T47">s</text:span></text:span><text:span text:style-name="Strong_20_Emphasis"><text:span text:style-name="T41"> </text:span></text:span><text:span text:style-name="Strong_20_Emphasis"><text:span text:style-name="T60">3</text:span></text:span><text:span text:style-name="Strong_20_Emphasis"><text:span text:style-name="T53"> Installatie 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8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34"><text:span text:style-name="Strong_20_Emphasis"><text:span text:style-name="T32"><text:tab/></text:span></text:span></text:p>
      <text:p text:style-name="P35"><text:span text:style-name="Strong_20_Emphasis"><text:span text:style-name="T42"/></text:span></text:p>
      <text:p text:style-name="P36"><text:span text:style-name="Strong_20_Emphasis"><text:span text:style-name="T39"/></text:span></text:p>
      <text:list text:continue-numbering="true" text:style-name="L1">
        <text:list-item>
          <text:p text:style-name="P69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Strong_20_Emphasis"><text:span text:style-name="T49"><draw:control text:anchor-type="as-char" draw:z-index="4" draw:name="Vorm40_0" draw:style-name="gr1" draw:text-style-name="P72" svg:width="0.35cm" svg:height="0.35cm" draw:control="control3"/></text:span></text:span></text:p>
          </table:table-cell>
          <table:table-cell table:style-name="Tabel2.A1" office:value-type="string">
            <text:p text:style-name="P52"><text:span text:style-name="Strong_20_Emphasis"><text:span text:style-name="T49"><draw:control text:anchor-type="as-char" draw:z-index="9" draw:name="Vorm40_ 1" draw:style-name="gr1" draw:text-style-name="P72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Strong_20_Emphasis"><text:span text:style-name="T32">Aanmelden als </text:span></text:span><text:span text:style-name="Definition"><text:span text:style-name="T10">gebruiker</text:span></text:span><text:span text:style-name="Strong_20_Emphasis"><text:span text:style-name="T43"><text:note text:id="ftn6" text:note-class="footnote"><text:note-citation>1</text:note-citation><text:note-body><text:p text:style-name="P44"><text:span text:style-name="User_20_Entry"><text:span text:style-name="T104">E</text:span></text:span><text:span text:style-name="User_20_Entry"><text:span text:style-name="T106">ventuele extra </text:span></text:span><text:span text:style-name="Definition"><text:span text:style-name="T241">gebruiker</text:span></text:span><text:span text:style-name="User_20_Entry"><text:span text:style-name="T105">s</text:span></text:span><text:span text:style-name="User_20_Entry"><text:span text:style-name="T106"> aanmelden en dezelfde stappen uitvoeren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4"><text:span text:style-name="Strong_20_Emphasis"><text:span text:style-name="T68"><draw:control text:anchor-type="as-char" draw:z-index="20" draw:name="Vorm 8" draw:style-name="gr1" draw:text-style-name="P72" svg:width="0.35cm" svg:height="0.35cm" draw:control="control19"/></text:span></text:span></text:p>
          </table:table-cell>
          <table:table-cell table:style-name="Tabel2.A1" office:value-type="string">
            <text:p text:style-name="P54"><text:span text:style-name="Strong_20_Emphasis"><text:span text:style-name="T68"><draw:control text:anchor-type="as-char" draw:z-index="21" draw:name="Vorm 9" draw:style-name="gr1" draw:text-style-name="P72" svg:width="0.35cm" svg:height="0.35cm" draw:control="control20"/></text:span></text:span></text:p>
          </table:table-cell>
          <table:table-cell table:style-name="Tabel2.D3" office:value-type="string">
            <text:p text:style-name="P61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4" office:value-type="string">
            <text:p text:style-name="Text_20_body"><text:span text:style-name="Strong_20_Emphasis"><text:span text:style-name="T39">Kie</text:span></text:span><text:span text:style-name="Strong_20_Emphasis"><text:span text:style-name="T47">s</text:span></text:span><text:span text:style-name="Strong_20_Emphasis"><text:span text:style-name="T41"> </text:span></text:span><text:span text:style-name="Strong_20_Emphasis"><text:span text:style-name="T61">4</text:span></text:span><text:span text:style-name="Strong_20_Emphasis"><text:span text:style-name="T52"> 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5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13"><text:span text:style-name="Strong_20_Emphasis"><text:span text:style-name="T44"/></text:span></text:p>
      <text:p text:style-name="P30"/>
      <text:p text:style-name="P31"><text:span text:style-name="T110">E</text:span><text:span text:style-name="T111">inde c</text:span><text:span text:style-name="T112">hecklist, </text:span><text:span text:style-name="T113">d</text:span><text:span text:style-name="T112">e installatie van </text:span><text:span text:style-name="Strong_20_Emphasis"><text:span text:style-name="T124"><text:user-field-get text:name="Distro">Ubuntu</text:user-field-get></text:span></text:span><text:span text:style-name="T114"><text:s/></text:span><text:span text:style-name="T115"><text:user-field-get text:name="Version">24.04</text:user-field-get></text:span><text:span text:style-name="T115"><text:s/></text:span><text:span text:style-name="Strong_20_Emphasis"><text:span text:style-name="T125">Server</text:span></text:span><text:span text:style-name="Strong_20_Emphasis"><text:span text:style-name="T62"> </text:span></text:span><text:span text:style-name="T112">is voltooid.</text:span></text:p>
      <text:p text:style-name="P7"/>
      <text:list text:style-name="L2">
        <text:list-header>
          <text:p text:style-name="P70"><text:span text:style-name="Emphasis"><text:span text:style-name="T23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6">Karel Zimmer</text:span></text:span></text:a><text:span text:style-name="Emphasis"><text:span text:style-name="T237">.</text:span></text:span></text:p>
          <text:p text:style-name="P71"><text:span text:style-name="Emphasis"><text:span text:style-name="T239">Licentie </text:span></text:span><text:span text:style-name="Emphasis"><text:span text:style-name="T237">C</text:span></text:span><text:span text:style-name="Emphasis"><text:span text:style-name="T238">C0</text:span></text:span><text:span text:style-name="Emphasis"><text:span text:style-name="T237"> 1.0 </text:span></text:span><text:span text:style-name="Emphasis"><text:span text:style-name="T23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4"><text:s/></text:span></text:span><text:span text:style-name="Emphasis"><text:span text:style-name="T23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4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7-23T11:14:26.673964331">23-07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3T11:14:26.496403412</dc:date>
    <meta:keyword>Installatie</meta:keyword>
    <meta:keyword>Checklist</meta:keyword>
    <meta:keyword>Linux</meta:keyword>
    <meta:editing-cycles>6874</meta:editing-cycles>
    <meta:editing-duration>P12DT6H48M5S</meta:editing-duration>
    <dc:creator>Karel Zimmer</dc:creator>
    <meta:document-statistic meta:table-count="4" meta:image-count="2" meta:object-count="0" meta:page-count="4" meta:paragraph-count="64" meta:word-count="367" meta:character-count="2568" meta:non-whitespace-character-count="2217"/>
    <meta:user-defined meta:name="Info 1"/>
    <meta:user-defined meta:name="Info 2"/>
    <meta:user-defined meta:name="Info 3"/>
    <meta:user-defined meta:name="Info 4"/>
  </office:meta>
</office:document-meta>
</file>